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163cm"/>
    </style:style>
    <style:style style:name="gr3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9pt" style:font-size-asian="18pt" style:font-size-complex="18pt"/>
    </style:style>
    <style:style style:name="P2" style:family="paragraph">
      <style:text-properties fo:font-size="9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7.935cm" svg:y1="2.593cm" svg:x2="2.598cm" svg:y2="2.593cm">
            <text:p/>
          </draw:line>
          <draw:frame draw:style-name="gr2" draw:text-style-name="P2" draw:layer="layout" svg:width="2.673cm" svg:height="1.413cm" svg:x="1.931cm" svg:y="1.835cm">
            <draw:text-box>
              <text:p><text:span text:style-name="T1">CAN</text:span></text:p>
            </draw:text-box>
          </draw:frame>
        </draw:g>
        <draw:g>
          <draw:rect draw:style-name="gr3" draw:text-style-name="P1" draw:layer="layout" svg:width="2.295cm" svg:height="1.161cm" svg:x="7.55cm" svg:y="6.509cm">
            <text:p text:style-name="P3"><text:span text:style-name="T1">LEDs</text:span></text:p>
          </draw:rect>
          <draw:rect draw:style-name="gr3" draw:text-style-name="P1" draw:layer="layout" svg:width="3.214cm" svg:height="1.517cm" svg:x="8.467cm" svg:y="3.854cm">
            <text:p text:style-name="P3"><text:span text:style-name="T1">I/O Node</text:span></text:p>
            <text:p text:style-name="P3"><text:span text:style-name="T1">(Leduino)</text:span></text:p>
          </draw:rect>
          <draw:rect draw:style-name="gr3" draw:text-style-name="P1" draw:layer="layout" svg:width="2.295cm" svg:height="1.161cm" svg:x="10.221cm" svg:y="6.508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9.844cm" svg:y="2.71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10.521cm" svg:y="5.41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9.138cm" svg:y="5.416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rect draw:style-name="gr3" draw:text-style-name="P1" draw:layer="layout" svg:width="2.295cm" svg:height="1.161cm" svg:x="1.931cm" svg:y="6.509cm">
            <text:p text:style-name="P3"><text:span text:style-name="T1">LEDs</text:span></text:p>
          </draw:rect>
          <draw:rect draw:style-name="gr3" draw:text-style-name="P1" draw:layer="layout" svg:width="3.214cm" svg:height="1.517cm" svg:x="2.848cm" svg:y="3.854cm">
            <text:p text:style-name="P3"><text:span text:style-name="T1">I/O Node</text:span></text:p>
            <text:p text:style-name="P3"><text:span text:style-name="T1">(Leduino)</text:span></text:p>
          </draw:rect>
          <draw:rect draw:style-name="gr3" draw:text-style-name="P1" draw:layer="layout" svg:width="2.295cm" svg:height="1.161cm" svg:x="4.602cm" svg:y="6.508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4.225cm" svg:y="2.71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4.902cm" svg:y="5.41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3.519cm" svg:y="5.416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rect draw:style-name="gr3" draw:text-style-name="P1" draw:layer="layout" svg:width="2.295cm" svg:height="1.161cm" svg:x="13.002cm" svg:y="6.509cm">
            <text:p text:style-name="P3"><text:span text:style-name="T1">LEDs</text:span></text:p>
          </draw:rect>
          <draw:rect draw:style-name="gr3" draw:text-style-name="P1" draw:layer="layout" svg:width="3.214cm" svg:height="1.517cm" svg:x="13.919cm" svg:y="3.854cm">
            <text:p text:style-name="P3"><text:span text:style-name="T1">I/O Node</text:span></text:p>
            <text:p text:style-name="P3"><text:span text:style-name="T1">(Leduino)</text:span></text:p>
          </draw:rect>
          <draw:rect draw:style-name="gr3" draw:text-style-name="P1" draw:layer="layout" svg:width="2.295cm" svg:height="1.161cm" svg:x="15.673cm" svg:y="6.508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15.296cm" svg:y="2.71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15.973cm" svg:y="5.41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14.59cm" svg:y="5.416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5-31T04:58:05</meta:creation-date>
    <dc:date>2009-05-31T05:01:03</dc:date>
    <dc:creator>Bob Jacobsen</dc:creator>
    <meta:editing-duration>PT00H02M59S</meta:editing-duration>
    <meta:editing-cycles>2</meta:editing-cycles>
    <meta:generator>OpenOffice.org/3.1$Unix OpenOffice.org_project/310m11$Build-9399</meta:generator>
    <meta:document-statistic meta:object-count="24"/>
  </office:meta>
</office:document-meta>
</file>